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925in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.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.2599169689</text:p>
          </table:table-cell>
          <table:table-cell table:formula="of:=([.J2]*100)/[.D2]" office:value-type="float" office:value="0.0158819112940094">
            <text:p>0.0158819113</text:p>
          </table:table-cell>
          <table:table-cell table:formula="of:=([.L2]*100)/[.K2]" office:value-type="float" office:value="3.31449280323127">
            <text:p>3.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.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.6449747301</text:p>
          </table:table-cell>
          <table:table-cell table:formula="of:=([.J3]*100)/[.D3]" office:value-type="float" office:value="0.000362552306053917">
            <text:p>0.0003625523</text:p>
          </table:table-cell>
          <table:table-cell table:formula="of:=([.L3]*100)/[.K3]" office:value-type="float" office:value="0.489161104142251">
            <text:p>0.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.86350618304037E-005</text:p>
          </table:table-cell>
          <table:table-cell table:formula="of:=[.C4]/[.D4]" office:value-type="float" office:value="0.015382969342951">
            <text:p>0.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.7111196647</text:p>
          </table:table-cell>
          <table:table-cell table:formula="of:=([.J4]*100)/[.D4]" office:value-type="float" office:value="0.0127774038648292">
            <text:p>0.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.86350618304037E-005</text:p>
          </table:table-cell>
          <table:table-cell table:formula="of:=[.C5]/[.D5]" office:value-type="float" office:value="0.015382969342951">
            <text:p>0.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.7111196647</text:p>
          </table:table-cell>
          <table:table-cell table:formula="of:=([.J5]*100)/[.D5]" office:value-type="float" office:value="0.0127774038648292">
            <text:p>0.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.000058635</text:p>
          </table:table-cell>
          <table:table-cell table:formula="of:=[.C6]/[.D6]" office:value-type="float" office:value="0.0153829301423047">
            <text:p>0.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.7111196647</text:p>
          </table:table-cell>
          <table:table-cell table:formula="of:=([.J6]*100)/[.D6]" office:value-type="float" office:value="0.0127773948208488">
            <text:p>0.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.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.0639145625</text:p>
          </table:table-cell>
          <table:table-cell table:formula="of:=([.J7]*100)/[.D7]" office:value-type="float" office:value="0.000545224233394177">
            <text:p>0.0005452242</text:p>
          </table:table-cell>
          <table:table-cell table:formula="of:=([.L7]*100)/[.K7]" office:value-type="float" office:value="0.000112347117128558">
            <text:p>0.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UE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.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.018471481</text:p>
          </table:table-cell>
          <table:table-cell table:formula="of:=([.J9]*100)/[.D9]" office:value-type="float" office:value="0.00540645178100804">
            <text:p>0.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.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.001239041</text:p>
          </table:table-cell>
          <table:table-cell table:formula="of:=([.J10]*100)/[.D10]" office:value-type="float" office:value="0.000360248246087205">
            <text:p>0.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.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.0147686082</text:p>
          </table:table-cell>
          <table:table-cell table:formula="of:=([.J11]*100)/[.D11]" office:value-type="float" office:value="0.00598241530173527">
            <text:p>0.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.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.0007597771</text:p>
          </table:table-cell>
          <table:table-cell table:formula="of:=([.J12]*100)/[.D12]" office:value-type="float" office:value="0.000307779091665891">
            <text:p>0.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.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.5069111565</text:p>
          </table:table-cell>
          <table:table-cell table:formula="of:=([.J13]*100)/[.D13]" office:value-type="float" office:value="0.00462042674492437">
            <text:p>0.0046204267</text:p>
          </table:table-cell>
          <table:table-cell table:formula="of:=([.L13]*100)/[.K13]" office:value-type="float" office:value="0.000207112234119669">
            <text:p>0.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.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.4362675749</text:p>
          </table:table-cell>
          <table:table-cell table:formula="of:=([.J14]*100)/[.D14]" office:value-type="float" office:value="0.00587012193784172">
            <text:p>0.0058701219</text:p>
          </table:table-cell>
          <table:table-cell table:formula="of:=([.L14]*100)/[.K14]" office:value-type="float" office:value="0.000183724237268829">
            <text:p>0.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.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.5639312113</text:p>
          </table:table-cell>
          <table:table-cell table:formula="of:=([.J15]*100)/[.D15]" office:value-type="float" office:value="0.000873951376188039">
            <text:p>0.0008739514</text:p>
          </table:table-cell>
          <table:table-cell table:formula="of:=([.L15]*100)/[.K15]" office:value-type="float" office:value="0.240480974267228">
            <text:p>0.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.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.9075730748</text:p>
          </table:table-cell>
          <table:table-cell table:formula="of:=([.J16]*100)/[.D16]" office:value-type="float" office:value="0.00035694821186999">
            <text:p>0.0003569482</text:p>
          </table:table-cell>
          <table:table-cell table:formula="of:=([.L16]*100)/[.K16]" office:value-type="float" office:value="0.295961780133211">
            <text:p>0.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.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.0355481986</text:p>
          </table:table-cell>
          <table:table-cell table:formula="of:=([.J17]*100)/[.D17]" office:value-type="float" office:value="0.0203964610333756">
            <text:p>0.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.00008218</text:p>
          </table:table-cell>
          <table:table-cell table:formula="of:=[.C18]/[.D18]" office:value-type="float" office:value="0.00838402574502164">
            <text:p>0.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.4749755093</text:p>
          </table:table-cell>
          <table:table-cell table:formula="of:=([.J18]*100)/[.D18]" office:value-type="float" office:value="0.0487982837484447">
            <text:p>0.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.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.1109829912</text:p>
          </table:table-cell>
          <table:table-cell table:formula="of:=([.J19]*100)/[.D19]" office:value-type="float" office:value="0.00440246161796479">
            <text:p>0.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.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.0234675277</text:p>
          </table:table-cell>
          <table:table-cell table:formula="of:=([.J20]*100)/[.D20]" office:value-type="float" office:value="0.0009180449431268">
            <text:p>0.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.0001572758</text:p>
          </table:table-cell>
          <table:table-cell table:formula="of:=[.C21]/[.D21]" office:value-type="float" office:value="0.0423387900073985">
            <text:p>0.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.6534933258</text:p>
          </table:table-cell>
          <table:table-cell table:formula="of:=([.J21]*100)/[.D21]" office:value-type="float" office:value="0.00179595608986252">
            <text:p>0.0017959561</text:p>
          </table:table-cell>
          <table:table-cell table:formula="of:=([.L21]*100)/[.K21]" office:value-type="float" office:value="0.0779861283186184">
            <text:p>0.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.0001471981</text:p>
          </table:table-cell>
          <table:table-cell table:formula="of:=[.C22]/[.D22]" office:value-type="float" office:value="0.0415790740928801">
            <text:p>0.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.8263424676</text:p>
          </table:table-cell>
          <table:table-cell table:formula="of:=([.J22]*100)/[.D22]" office:value-type="float" office:value="0.000285480656596706">
            <text:p>0.0002854807</text:p>
          </table:table-cell>
          <table:table-cell table:formula="of:=([.L22]*100)/[.K22]" office:value-type="float" office:value="0.094853583661565">
            <text:p>0.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.0023031385</text:p>
          </table:table-cell>
          <table:table-cell table:formula="of:=[.C23]/[.D23]" office:value-type="float" office:value="0.0139975627680942">
            <text:p>0.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.0274115439</text:p>
          </table:table-cell>
          <table:table-cell table:formula="of:=([.J23]*100)/[.D23]" office:value-type="float" office:value="0.00966326917828221">
            <text:p>0.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.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.0364513797</text:p>
          </table:table-cell>
          <table:table-cell table:formula="of:=([.J24]*100)/[.D24]" office:value-type="float" office:value="0.008862686142357">
            <text:p>0.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.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.1080942201</text:p>
          </table:table-cell>
          <table:table-cell table:formula="of:=([.J25]*100)/[.D25]" office:value-type="float" office:value="0.0153801462026726">
            <text:p>0.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.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.0103862788</text:p>
          </table:table-cell>
          <table:table-cell table:formula="of:=([.J26]*100)/[.D26]" office:value-type="float" office:value="0.00147756736227762">
            <text:p>0.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.0016703069</text:p>
          </table:table-cell>
          <table:table-cell table:formula="of:=[.C27]/[.D27]" office:value-type="float" office:value="0.0197951315941745">
            <text:p>0.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.6449682519</text:p>
          </table:table-cell>
          <table:table-cell table:formula="of:=([.J27]*100)/[.D27]" office:value-type="float" office:value="0.415320560194713">
            <text:p>0.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.94343849495551E-005</text:p>
          </table:table-cell>
          <table:table-cell table:formula="of:=[.C28]/[.D28]" office:value-type="float" office:value="0.00874143743968682">
            <text:p>0.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.2537321853</text:p>
          </table:table-cell>
          <table:table-cell table:formula="of:=([.J28]*100)/[.D28]" office:value-type="float" office:value="0.0941555384187136">
            <text:p>0.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.0018002802</text:p>
          </table:table-cell>
          <table:table-cell table:formula="of:=[.C29]/[.D29]" office:value-type="float" office:value="0.0149292484150208">
            <text:p>0.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.72120227496649E-006</text:p>
          </table:table-cell>
          <table:table-cell table:formula="of:=[.C30]/[.D30]" office:value-type="float" office:value="0.00732322080404647">
            <text:p>0.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.8557284962</text:p>
          </table:table-cell>
          <table:table-cell table:formula="of:=([.J30]*100)/[.D30]" office:value-type="float" office:value="0.0279214741584474">
            <text:p>0.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.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.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5/12/2013</text:date>, <text:time>14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us Botacin</meta:initial-creator>
    <meta:creation-date>2013-05-07T08:15:26</meta:creation-date>
    <dc:date>2013-05-12T14:20:59</dc:date>
    <dc:creator>leandro </dc:creator>
    <meta:editing-duration>PT23H23M19S</meta:editing-duration>
    <meta:editing-cycles>24</meta:editing-cycles>
    <meta:generator>LibreOffice/3.3$Linux LibreOffice_project/330m19$Build-401</meta:generator>
    <meta:document-statistic meta:table-count="3" meta:cell-count="465" meta:object-count="0"/>
  </office:meta>
</office:document-meta>
</file>